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Heading_20_1">
      <style:text-properties officeooo:rsid="001deb6a" officeooo:paragraph-rsid="001deb6a"/>
    </style:style>
    <style:style style:name="P3" style:family="paragraph" style:parent-style-name="Heading_20_1" style:master-page-name="First_20_Page">
      <style:paragraph-properties style:page-number="auto"/>
    </style:style>
    <style:style style:name="P4" style:family="paragraph" style:parent-style-name="Heading_20_2">
      <style:text-properties fo:font-size="8pt" style:font-size-asian="7pt" style:font-size-complex="8pt"/>
    </style:style>
    <style:style style:name="P5" style:family="paragraph" style:parent-style-name="Standard">
      <style:text-properties fo:font-size="8pt" style:font-size-asian="7pt" style:font-size-complex="8pt"/>
    </style:style>
    <style:style style:name="P6" style:family="paragraph" style:parent-style-name="Standard">
      <style:text-properties fo:font-size="8pt" officeooo:rsid="00263f32" officeooo:paragraph-rsid="00263f32" style:font-size-asian="7pt" style:font-size-complex="8pt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text-properties fo:color="#569cd6" style:font-name="Consolas" fo:font-size="10.5pt" fo:font-weight="normal" fo:background-color="#1e1e1e" style:font-size-asian="7pt" style:font-size-complex="8pt"/>
    </style:style>
    <style:style style:name="P9" style:family="paragraph" style:parent-style-name="Standard">
      <style:text-properties fo:color="#d4d4d4" style:font-name="Consolas" fo:font-size="10.5pt" fo:font-weight="normal" officeooo:rsid="00263f32" officeooo:paragraph-rsid="00263f32" fo:background-color="#1e1e1e" style:font-size-asian="7pt" style:font-size-complex="8pt"/>
    </style:style>
    <style:style style:name="P10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11" style:family="paragraph" style:parent-style-name="Standard">
      <style:paragraph-properties fo:margin-top="0cm" fo:margin-bottom="0cm" loext:contextual-spacing="false" style:line-height-at-least="0.503cm"/>
      <style:text-properties fo:color="#d4d4d4" style:font-name="Consolas" fo:font-size="10.5pt" fo:font-weight="normal" fo:background-color="#1e1e1e"/>
    </style:style>
    <style:style style:name="P12" style:family="paragraph" style:parent-style-name="Standard">
      <style:paragraph-properties fo:margin-top="0cm" fo:margin-bottom="0cm" loext:contextual-spacing="false" style:line-height-at-least="0.503cm"/>
    </style:style>
    <style:style style:name="P13" style:family="paragraph" style:parent-style-name="Standard">
      <style:paragraph-properties fo:margin-top="0cm" fo:margin-bottom="0cm" loext:contextual-spacing="false" style:line-height-at-least="0.503cm"/>
      <style:text-properties fo:font-size="8pt" style:font-size-asian="7pt" style:font-size-complex="8pt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fo:font-size="8pt" officeooo:rsid="00276a17" officeooo:paragraph-rsid="00276a17" style:font-size-asian="7pt" style:font-size-complex="8pt"/>
    </style:style>
    <style:style style:name="P15" style:family="paragraph" style:parent-style-name="Standard">
      <style:paragraph-properties fo:text-align="start" style:justify-single-word="false" fo:break-before="page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20bd8c"/>
    </style:style>
    <style:style style:name="T4" style:family="text">
      <style:text-properties officeooo:rsid="0021febc"/>
    </style:style>
    <style:style style:name="T5" style:family="text">
      <style:text-properties fo:color="#4ec9b0"/>
    </style:style>
    <style:style style:name="T6" style:family="text">
      <style:text-properties fo:color="#4ec9b0" style:font-name="Consolas" fo:font-size="10.5pt" fo:font-weight="normal" fo:background-color="#1e1e1e" loext:char-shading-value="0"/>
    </style:style>
    <style:style style:name="T7" style:family="text">
      <style:text-properties fo:color="#d4d4d4" style:font-name="Consolas" fo:font-size="10.5pt" fo:font-weight="normal" fo:background-color="#1e1e1e" loext:char-shading-value="0"/>
    </style:style>
    <style:style style:name="T8" style:family="text">
      <style:text-properties fo:color="#dcdcaa"/>
    </style:style>
    <style:style style:name="T9" style:family="text">
      <style:text-properties fo:color="#ce9178"/>
    </style:style>
    <style:style style:name="T10" style:family="text">
      <style:text-properties fo:color="#ce9178" style:font-name="Consolas" fo:font-size="10.5pt" fo:font-weight="normal" fo:background-color="#1e1e1e" loext:char-shading-value="0"/>
    </style:style>
    <style:style style:name="T11" style:family="text">
      <style:text-properties fo:color="#c586c0"/>
    </style:style>
    <style:style style:name="T12" style:family="text">
      <style:text-properties fo:color="#c586c0" style:font-name="Consolas" fo:font-size="10.5pt" fo:font-weight="normal" fo:background-color="#1e1e1e" loext:char-shading-value="0"/>
    </style:style>
    <style:style style:name="T13" style:family="text">
      <style:text-properties fo:color="#569cd6"/>
    </style:style>
    <style:style style:name="T14" style:family="text">
      <style:text-properties fo:color="#b5cea8"/>
    </style:style>
    <style:style style:name="T15" style:family="text">
      <style:text-properties officeooo:rsid="00263f32"/>
    </style:style>
    <style:style style:name="T16" style:family="text">
      <style:text-properties fo:color="#9cdcf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937144015" text:style-name="Outline">
        <text:list-item>
          <text:h text:style-name="P3" text:outline-level="1">CarouselSlider</text:h>
        </text:list-item>
        <text:list-item>
          <text:h text:style-name="P2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3">25-10</text:span>-2018</text:p>
      <text:p text:style-name="Standard"/>
      <text:p text:style-name="P1">Programa:</text:p>
      <text:p text:style-name="P1"/>
      <text:p text:style-name="P1">Fuente:<text:tab/><text:a xlink:type="simple" xlink:href="https://pub.dartlang.org/packages/carousel_slider#-readme-tab-" text:style-name="Internet_20_link" text:visited-style-name="Visited_20_Internet_20_Link"><text:span text:style-name="T4">El pub</text:span>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15"/>
      <text:p text:style-name="P1"/>
      <text:list xml:id="list212608409503202" text:continue-numbering="true" text:style-name="Outline">
        <text:list-item>
          <text:list>
            <text:list-item>
              <text:h text:style-name="P4" text:outline-level="2"/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3"/>
      <text:p text:style-name="P5"/>
      <text:list xml:id="list212608929206116" text:continue-numbering="true" text:style-name="Outline">
        <text:list-item>
          <text:list>
            <text:list-item>
              <text:h text:style-name="Heading_20_2" text:outline-level="2">El desplazamiento</text:h>
            </text:list-item>
          </text:list>
        </text:list-item>
      </text:list>
      <text:p text:style-name="P9"><text:span text:style-name="T8">siguiente</text:span>() {</text:p>
      <text:p text:style-name="P11">carrusel2.<text:span text:style-name="T8">nextPage</text:span>(</text:p>
      <text:p text:style-name="P11">duration: <text:span text:style-name="T11">new</text:span> <text:span text:style-name="T5">Duration</text:span>(milliseconds: <text:span text:style-name="T14">100</text:span>), curve: <text:span text:style-name="T5">Curves</text:span>.linear);</text:p>
      <text:p text:style-name="P11">}</text:p>
      <text:p text:style-name="P12"/>
      <text:p text:style-name="P11"><text:span text:style-name="T8">previo</text:span>() {</text:p>
      <text:p text:style-name="P11">carrusel2.<text:span text:style-name="T8">previousPage</text:span>(</text:p>
      <text:p text:style-name="P11">duration: <text:span text:style-name="T11">new</text:span> <text:span text:style-name="T5">Duration</text:span>(milliseconds: <text:span text:style-name="T14">100</text:span>), curve: <text:span text:style-name="T5">Curves</text:span>.easeIn);</text:p>
      <text:p text:style-name="P11">}</text:p>
      <text:p text:style-name="P12"/>
      <text:p text:style-name="P11"><text:span text:style-name="T8">principio</text:span>() {</text:p>
      <text:p text:style-name="P11">carrusel2.<text:span text:style-name="T8">jumpToPage</text:span>(<text:span text:style-name="T14">1</text:span>);</text:p>
      <text:p text:style-name="P11">}</text:p>
      <text:p text:style-name="P12"/>
      <text:p text:style-name="P11"><text:span text:style-name="T8">termino</text:span>() {</text:p>
      <text:p text:style-name="P11">carrusel2.<text:span text:style-name="T8">jumpToPage</text:span>(imgList.length);</text:p>
      <text:p text:style-name="P11">}</text:p>
      <text:p text:style-name="P11"/>
      <text:p text:style-name="P6"/>
      <text:list xml:id="list212609321609247" text:continue-numbering="true" text:style-name="Outline">
        <text:list-item>
          <text:list>
            <text:list-item>
              <text:h text:style-name="Heading_20_2" text:outline-level="2">Los carruseles</text:h>
            </text:list-item>
          </text:list>
        </text:list-item>
      </text:list>
      <text:p text:style-name="P14">CarouselSlider carrusel1 = new CarouselSlider(</text:p>
      <text:p text:style-name="P14"><text:s text:c="4"/>items: imgList.map((nombre) {</text:p>
      <text:p text:style-name="P14"><text:s text:c="6"/>return new Container(</text:p>
      <text:p text:style-name="P14"><text:s text:c="10"/>margin: new EdgeInsets.all(5.0),</text:p>
      <text:p text:style-name="P14"><text:s text:c="10"/>child: new ClipRRect(</text:p>
      <text:p text:style-name="P14"><text:s text:c="14"/>borderRadius: new BorderRadius.all(new Radius.circular(5.0)),</text:p>
      <text:p text:style-name="P14"><text:s text:c="14"/>child: new Image.asset(</text:p>
      <text:p text:style-name="P14"><text:s text:c="16"/>nombre,</text:p>
      <text:p text:style-name="P14"><text:soft-page-break/><text:s text:c="16"/>fit: BoxFit.scaleDown,</text:p>
      <text:p text:style-name="P14"><text:s text:c="16"/>width: 1000.0,</text:p>
      <text:p text:style-name="P14"><text:s text:c="14"/>)));</text:p>
      <text:p text:style-name="P14"><text:s text:c="4"/>}).toList(),</text:p>
      <text:p text:style-name="P14"><text:s text:c="4"/>viewportFraction: 0.9,</text:p>
      <text:p text:style-name="P14"><text:s text:c="4"/>aspectRatio: 2.0,</text:p>
      <text:p text:style-name="P14"><text:s text:c="4"/>autoPlay: true,</text:p>
      <text:p text:style-name="P14"><text:s text:c="2"/>);</text:p>
      <text:p text:style-name="P14"/>
      <text:p text:style-name="P14"/>
      <text:p text:style-name="P14"/>
      <text:p text:style-name="P14"><text:s text:c="2"/>CarouselSlider carrusel2 = new CarouselSlider(</text:p>
      <text:p text:style-name="P14"><text:s text:c="4"/>items: mapilla&lt;Widget&gt;(imgList, (index, i) {</text:p>
      <text:p text:style-name="P14"><text:s text:c="6"/>return new Container(</text:p>
      <text:p text:style-name="P14"><text:s text:c="10"/>margin: new EdgeInsets.all(5.0),</text:p>
      <text:p text:style-name="P14"><text:s text:c="10"/>child: new ClipRRect(</text:p>
      <text:p text:style-name="P14"><text:s text:c="14"/>borderRadius: new BorderRadius.all(new Radius.circular(5.0)),</text:p>
      <text:p text:style-name="P14"><text:s text:c="14"/>child: new Stack(</text:p>
      <text:p text:style-name="P14"><text:s text:c="16"/>children: &lt;Widget&gt;[</text:p>
      <text:p text:style-name="P14"><text:s text:c="18"/>new Image.asset(</text:p>
      <text:p text:style-name="P14"><text:s text:c="20"/>i,</text:p>
      <text:p text:style-name="P14"><text:s text:c="20"/>fit: BoxFit.cover,</text:p>
      <text:p text:style-name="P14"><text:s text:c="20"/>width: 1000.0,</text:p>
      <text:p text:style-name="P14"><text:s text:c="18"/>),</text:p>
      <text:p text:style-name="P14"><text:s text:c="18"/>new Positioned(</text:p>
      <text:p text:style-name="P14"><text:s text:c="22"/>bottom: 0.0,</text:p>
      <text:p text:style-name="P14"><text:s text:c="22"/>left: 0.0,</text:p>
      <text:p text:style-name="P14"><text:s text:c="22"/>right: 0.0,</text:p>
      <text:p text:style-name="P14"><text:s text:c="22"/>child: new Container(</text:p>
      <text:p text:style-name="P14"><text:s text:c="26"/>decoration: new BoxDecoration(</text:p>
      <text:p text:style-name="P14"><text:s text:c="30"/>gradient: new LinearGradient(</text:p>
      <text:p text:style-name="P14"><text:s text:c="28"/>colors: [</text:p>
      <text:p text:style-name="P14"><text:s text:c="30"/>Color.fromARGB(200, 0, 0, 0),</text:p>
      <text:p text:style-name="P14"><text:s text:c="30"/>Color.fromARGB(0, 0, 0, 0)</text:p>
      <text:p text:style-name="P14"><text:s text:c="28"/>],</text:p>
      <text:p text:style-name="P14"><text:s text:c="28"/>begin: Alignment.bottomCenter,</text:p>
      <text:p text:style-name="P14"><text:s text:c="28"/>end: Alignment.topCenter,</text:p>
      <text:p text:style-name="P14"><text:s text:c="26"/>)),</text:p>
      <text:p text:style-name="P14"><text:s text:c="26"/>padding: EdgeInsets.symmetric(</text:p>
      <text:p text:style-name="P14"><text:s text:c="30"/>vertical: 10.0, horizontal: 20.0),</text:p>
      <text:p text:style-name="P14"><text:s text:c="26"/>child: new Text(</text:p>
      <text:p text:style-name="P14"><text:s text:c="28"/>'No. $index image',</text:p>
      <text:p text:style-name="P14"><text:s text:c="28"/>style: new TextStyle(</text:p>
      <text:p text:style-name="P14"><text:s text:c="30"/>color: Colors.white,</text:p>
      <text:p text:style-name="P14"><text:s text:c="30"/>fontSize: 20.0,</text:p>
      <text:p text:style-name="P14"><text:s text:c="30"/>fontWeight: FontWeight.bold,</text:p>
      <text:p text:style-name="P14"><text:s text:c="28"/>),</text:p>
      <text:p text:style-name="P14"><text:s text:c="26"/>))),</text:p>
      <text:p text:style-name="P14"><text:s text:c="16"/>],</text:p>
      <text:p text:style-name="P14"><text:s text:c="14"/>)));</text:p>
      <text:p text:style-name="P14"><text:s text:c="4"/>}).toList(),</text:p>
      <text:p text:style-name="P14"><text:s text:c="4"/>autoPlay: false,</text:p>
      <text:p text:style-name="P14"><text:s text:c="4"/>viewportFraction: 0.9,</text:p>
      <text:p text:style-name="P14"><text:s text:c="4"/>aspectRatio: 2.0,</text:p>
      <text:p text:style-name="P14"><text:s text:c="2"/>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<text:s/>de </text:span><text:page-count style:num-format="1">3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5</meta:editing-cycles>
    <meta:creation-date>2018-10-25T19:55:09.951000000</meta:creation-date>
    <meta:editing-duration>PT35M19S</meta:editing-duration>
    <meta:generator>LibreOffice/6.1.0.3$Windows_X86_64 LibreOffice_project/efb621ed25068d70781dc026f7e9c5187a4decd1</meta:generator>
    <dc:date>2018-10-25T21:26:06.465000000</dc:date>
    <meta:document-statistic meta:table-count="0" meta:image-count="0" meta:object-count="0" meta:page-count="3" meta:paragraph-count="85" meta:word-count="190" meta:character-count="2633" meta:non-whitespace-character-count="152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